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77334"/>
    </style:style>
    <style:style style:name="P2" style:family="paragraph" style:parent-style-name="Standard">
      <style:text-properties officeooo:rsid="00177334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style:text-properties officeooo:paragraph-rsid="001cc768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cm" fo:margin-bottom="0cm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olución al Ejercicio Práctico: Configuración de Servicios en una Máquina Virtual</text:h>
      <text:p text:style-name="Text_20_body">Este documento detalla los comandos y pasos para resolver el ejercicio práctico, utilizando una máquina virtual basada en Debian/Ubuntu. Se asume que la máquina virtual está configurada con el usuario <text:span text:style-name="Source_20_Text">curso</text:span> (contraseña: <text:span text:style-name="Source_20_Text">qwerty</text:span>) y root (contraseña: <text:span text:style-name="Source_20_Text">qwerty</text:span>). Los comandos se ejecutan como root o con <text:span text:style-name="Source_20_Text">sudo</text:span> cuando sea necesario. Cada paso incluye verificaciones para confirmar la correcta implementación.</text:p>
      <text:p text:style-name="Horizontal_20_Line"/>
      <text:h text:style-name="Heading_20_2" text:outline-level="2">1. Instalación y configuración de <text:span text:style-name="Source_20_Text">sudo</text:span></text:h>
      <text:p text:style-name="Text_20_body"><text:span text:style-name="Strong_20_Emphasis">Objetivo</text:span>: Instalar <text:span text:style-name="Source_20_Text">sudo</text:span> y otorgar permisos completos al usuario <text:span text:style-name="Source_20_Text">curso</text:span>.</text:p>
      <text:p text:style-name="Text_20_body"><text:span text:style-name="Strong_20_Emphasis">Pasos</text:span>:</text:p>
      <text:list text:style-name="L1">
        <text:list-item>
          <text:p text:style-name="P6">Iniciar sesión como root (o usar <text:span text:style-name="Source_20_Text">sudo -i</text:span> desde el usuario <text:span text:style-name="Source_20_Text">curso</text:span>). </text:p>
        </text:list-item>
        <text:list-item>
          <text:p text:style-name="P6">Instalar el paquete <text:span text:style-name="Source_20_Text">sudo</text:span> si no está presente. </text:p>
        </text:list-item>
        <text:list-item>
          <text:p text:style-name="P5">Añadir al usuario <text:span text:style-name="Source_20_Text">curso</text:span> al grupo <text:span text:style-name="Source_20_Text">sudo</text:span> o configurar permisos completos en <text:span text:style-name="Source_20_Text">/etc/sudoers</text:span>. </text:p>
        </text:list-item>
      </text:list>
      <text:p text:style-name="Text_20_body"><text:span text:style-name="Strong_20_Emphasis">Comandos</text:span>:</text:p>
      <text:p text:style-name="Preformatted_20_Text"><text:span text:style-name="Source_20_Text"># Iniciar sesión como root</text:span></text:p>
      <text:p text:style-name="Preformatted_20_Text"><text:span text:style-name="Source_20_Text">su -</text:span></text:p>
      <text:p text:style-name="Preformatted_20_Text"/>
      <text:p text:style-name="Preformatted_20_Text"><text:span text:style-name="Source_20_Text"># Actualizar paquetes e instalar sudo</text:span></text:p>
      <text:p text:style-name="Preformatted_20_Text"><text:span text:style-name="Source_20_Text">apt update</text:span></text:p>
      <text:p text:style-name="Preformatted_20_Text"><text:span text:style-name="Source_20_Text">apt install -y sudo</text:span></text:p>
      <text:p text:style-name="Preformatted_20_Text"/>
      <text:p text:style-name="Preformatted_20_Text"><text:span text:style-name="Source_20_Text"># Añadir el usuario curso al grupo sudo</text:span></text:p>
      <text:p text:style-name="Preformatted_20_Text"><text:span text:style-name="Source_20_Text">usermod -aG sudo curso</text:span></text:p>
      <text:p text:style-name="Preformatted_20_Text"/>
      <text:p text:style-name="Preformatted_20_Text"><text:span text:style-name="Source_20_Text"># Verificar la membresía del usuario en el grupo sudo</text:span></text:p>
      <text:p text:style-name="Preformatted_20_Text"><text:span text:style-name="Source_20_Text">groups curso</text:span></text:p>
      <text:p text:style-name="Preformatted_20_Text"/>
      <text:p text:style-name="Preformatted_20_Text"><text:span text:style-name="Source_20_Text"># (Opcional) Configurar sudoers directamente para permisos completos</text:span></text:p>
      <text:p text:style-name="Preformatted_20_Text"><text:span text:style-name="Source_20_Text">echo "curso ALL=(ALL:ALL) ALL" &gt;&gt; /etc/sudoers.d/curso</text:span></text:p>
      <text:p text:style-name="Preformatted_20_Text"/>
      <text:p text:style-name="Preformatted_20_Text"><text:span text:style-name="Source_20_Text"># Asegurar permisos seguros en el archivo sudoers</text:span></text:p>
      <text:p text:style-name="Preformatted_20_Text"><text:span text:style-name="Source_20_Text">chmod 440 /etc/sudoers.d/curso</text:span></text:p>
      <text:p text:style-name="Preformatted_20_Text"/>
      <text:p text:style-name="Preformatted_20_Text"><text:span text:style-name="Source_20_Text"># Verificación: Probar sudo desde el usuario curso</text:span></text:p>
      <text:p text:style-name="Preformatted_20_Text"><text:span text:style-name="Source_20_Text">su - curso</text:span></text:p>
      <text:p text:style-name="Preformatted_20_Text"><text:span text:style-name="Source_20_Text">sudo -l</text:span></text:p>
      <text:p text:style-name="P3"><text:span text:style-name="Source_20_Text">sudo whoami <text:s/># Debe devolver "root"</text:span></text:p>
      <text:p text:style-name="Text_20_body"><text:span text:style-name="Strong_20_Emphasis">Explicación</text:span>: </text:p>
      <text:list text:style-name="L2">
        <text:list-item>
          <text:p text:style-name="P8"><text:span text:style-name="Source_20_Text">usermod -aG sudo curso</text:span> añade al usuario <text:span text:style-name="Source_20_Text">curso</text:span> al grupo <text:span text:style-name="Source_20_Text">sudo</text:span>, que en sistemas basados en Debian/Ubuntu otorga permisos administrativos. </text:p>
        </text:list-item>
        <text:list-item>
          <text:p text:style-name="P8">La configuración en <text:span text:style-name="Source_20_Text">/etc/sudoers.d/curso</text:span> es una alternativa más explícita para otorgar permisos completos. </text:p>
        </text:list-item>
        <text:list-item>
          <text:p text:style-name="P7"><text:soft-page-break/>La verificación con <text:span text:style-name="Source_20_Text">sudo whoami</text:span> confirma que el usuario <text:span text:style-name="Source_20_Text">curso</text:span> puede ejecutar comandos como root. </text:p>
        </text:list-item>
      </text:list>
      <text:p text:style-name="Horizontal_20_Line"/>
      <text:h text:style-name="Heading_20_2" text:outline-level="2">2. Asignación de una dirección IP estática</text:h>
      <text:p text:style-name="Text_20_body"><text:span text:style-name="Strong_20_Emphasis">Objetivo</text:span>: Configurar una dirección IP estática en la máquina virtual, persistente tras reinicios, utilizando una dirección del rango asignado (por ejemplo, <text:span text:style-name="Source_20_Text">10.1.1..10/24</text:span>).</text:p>
      <text:p text:style-name="Text_20_body"><text:span text:style-name="Strong_20_Emphasis">Pasos</text:span>:</text:p>
      <text:list text:style-name="L3">
        <text:list-item>
          <text:p text:style-name="P10">Identificar la interfaz de red (por ejemplo, <text:span text:style-name="Source_20_Text">eth0</text:span> o <text:span text:style-name="Source_20_Text">ens33</text:span>). </text:p>
        </text:list-item>
        <text:list-item>
          <text:p text:style-name="P10">Configurar la dirección IP estática en <text:span text:style-name="Source_20_Text">/etc/network/interfaces</text:span> (para Debian). </text:p>
        </text:list-item>
        <text:list-item>
          <text:p text:style-name="P9">Aplicar la configuración y verificar la conectividad. </text:p>
        </text:list-item>
      </text:list>
      <text:p text:style-name="Text_20_body"><text:span text:style-name="Source_20_Text"/></text:p>
      <text:p text:style-name="Text_20_body"><text:span text:style-name="Strong_20_Emphasis">Comandos alternativos</text:span> (para Debian con <text:span text:style-name="Source_20_Text">/etc/network/interfaces</text:span>):</text:p>
      <text:p text:style-name="Preformatted_20_Text"><text:span text:style-name="Source_20_Text"># Editar el archivo de configuración</text:span></text:p>
      <text:p text:style-name="Preformatted_20_Text"><text:span text:style-name="Source_20_Text">cat &lt;&lt; EOF &gt;&gt; /etc/network/interfaces</text:span></text:p>
      <text:p text:style-name="Preformatted_20_Text"><text:span text:style-name="Source_20_Text">auto eth0</text:span></text:p>
      <text:p text:style-name="Preformatted_20_Text"><text:span text:style-name="Source_20_Text">iface eth0 inet static</text:span></text:p>
      <text:p text:style-name="Preformatted_20_Text"><text:span text:style-name="Source_20_Text"><text:s text:c="4"/>address 10.1.1.10</text:span></text:p>
      <text:p text:style-name="Preformatted_20_Text"><text:span text:style-name="Source_20_Text"><text:s text:c="4"/>netmask 255.255.255.0</text:span></text:p>
      <text:p text:style-name="Preformatted_20_Text"><text:span text:style-name="Source_20_Text"><text:s text:c="4"/>gateway 10.1.1.1</text:span></text:p>
      <text:p text:style-name="Preformatted_20_Text"><text:span text:style-name="Source_20_Text"><text:s text:c="4"/>dns-nameservers 8.8.8.8 8.8.4.4</text:span></text:p>
      <text:p text:style-name="Preformatted_20_Text"><text:span text:style-name="Source_20_Text">EOF</text:span></text:p>
      <text:p text:style-name="Preformatted_20_Text"/>
      <text:p text:style-name="Preformatted_20_Text"><text:span text:style-name="Source_20_Text"># Reiniciar la red</text:span></text:p>
      <text:p text:style-name="Preformatted_20_Text"><text:span text:style-name="Source_20_Text">systemctl restart networking</text:span></text:p>
      <text:p text:style-name="Preformatted_20_Text"/>
      <text:p text:style-name="Preformatted_20_Text"><text:span text:style-name="Source_20_Text"># Verificar</text:span></text:p>
      <text:p text:style-name="Preformatted_20_Text"><text:span text:style-name="Source_20_Text">ip addr show eth0</text:span></text:p>
      <text:p text:style-name="P3"><text:span text:style-name="Source_20_Text">ping -c 4 8.8.8.8</text:span></text:p>
      <text:p text:style-name="Text_20_body"><text:span text:style-name="Strong_20_Emphasis">Explicación</text:span>: </text:p>
      <text:list text:style-name="L4">
        <text:list-item>
          <text:p text:style-name="P12">Se asume una dirección IP estática <text:span text:style-name="Source_20_Text">10.1.1.10/24</text:span> con gateway <text:span text:style-name="Source_20_Text">10.1.1.1</text:span> (ajustar según el rango asignado). </text:p>
        </text:list-item>
        <text:list-item>
          <text:p text:style-name="P12">Netplan es usado en Ubuntu reciente; <text:span text:style-name="Source_20_Text">/etc/network/interfaces</text:span> es común en Debian o Ubuntu más antiguos. </text:p>
        </text:list-item>
        <text:list-item>
          <text:p text:style-name="P11">La verificación con <text:span text:style-name="Source_20_Text">ip addr</text:span> y <text:span text:style-name="Source_20_Text">ping</text:span> confirma que la configuración es correcta y la red es funcional. </text:p>
        </text:list-item>
      </text:list>
      <text:p text:style-name="Horizontal_20_Line"/>
      <text:h text:style-name="Heading_20_2" text:outline-level="2">3. Instalación de servidores DNS y HTTP</text:h>
      <text:p text:style-name="Text_20_body"><text:span text:style-name="Strong_20_Emphasis">Objetivo</text:span>: Instalar y configurar un servidor DNS (BIND9) y un servidor HTTP (Apache2).</text:p>
      <text:p text:style-name="Text_20_body"><text:span text:style-name="Strong_20_Emphasis">Pasos</text:span>:</text:p>
      <text:list text:style-name="L5">
        <text:list-item>
          <text:p text:style-name="P14">Instalar los paquetes <text:span text:style-name="Source_20_Text">bind9</text:span> y <text:span text:style-name="Source_20_Text">apache2</text:span>. </text:p>
        </text:list-item>
        <text:list-item>
          <text:p text:style-name="P13">Asegurar que los servicios estén habilitados y en ejecución. </text:p>
        </text:list-item>
      </text:list>
      <text:p text:style-name="Text_20_body"><text:soft-page-break/><text:span text:style-name="Strong_20_Emphasis">Comandos</text:span>:</text:p>
      <text:p text:style-name="Preformatted_20_Text"><text:span text:style-name="Source_20_Text"># Instalar BIND9 y Apache2</text:span></text:p>
      <text:p text:style-name="Preformatted_20_Text"><text:span text:style-name="Source_20_Text">apt update</text:span></text:p>
      <text:p text:style-name="Preformatted_20_Text"><text:span text:style-name="Source_20_Text">apt install -y bind9 apache2</text:span></text:p>
      <text:p text:style-name="Preformatted_20_Text"/>
      <text:p text:style-name="Preformatted_20_Text"><text:span text:style-name="Source_20_Text"># Habilitar y arrancar los servicios</text:span></text:p>
      <text:p text:style-name="P4"><text:span text:style-name="Source_20_Text">systemctl enable <text:s/></text:span><text:span text:style-name="Source_20_Text">bind9</text:span></text:p>
      <text:p text:style-name="P4"><text:span text:style-name="Source_20_Text">systemctl start <text:s/></text:span><text:span text:style-name="Source_20_Text">bind9</text:span></text:p>
      <text:p text:style-name="Preformatted_20_Text"><text:span text:style-name="Source_20_Text">systemctl enable apache2</text:span></text:p>
      <text:p text:style-name="Preformatted_20_Text"><text:span text:style-name="Source_20_Text">systemctl start apache2</text:span></text:p>
      <text:p text:style-name="Preformatted_20_Text"/>
      <text:p text:style-name="Preformatted_20_Text"><text:span text:style-name="Source_20_Text"># Verificar estado de los servicios</text:span></text:p>
      <text:p text:style-name="Preformatted_20_Text"><text:span text:style-name="Source_20_Text">systemctl status named</text:span></text:p>
      <text:p text:style-name="Preformatted_20_Text"><text:span text:style-name="Source_20_Text">systemctl status apache2</text:span></text:p>
      <text:p text:style-name="Preformatted_20_Text"/>
      <text:p text:style-name="Preformatted_20_Text"><text:span text:style-name="Source_20_Text"># Verificar que el servidor HTTP responde</text:span></text:p>
      <text:p text:style-name="P3"><text:span text:style-name="Source_20_Text">curl http://localhost</text:span></text:p>
      <text:p text:style-name="Text_20_body"><text:span text:style-name="Strong_20_Emphasis">Explicación</text:span>: </text:p>
      <text:list text:style-name="L6">
        <text:list-item>
          <text:p text:style-name="P16"><text:span text:style-name="Source_20_Text">bind9</text:span> es el servidor DNS estándar para Linux, y <text:span text:style-name="Source_20_Text">apache2</text:span> es un servidor HTTP ampliamente utilizado. </text:p>
        </text:list-item>
        <text:list-item>
          <text:p text:style-name="P16"><text:span text:style-name="Source_20_Text">systemctl enable</text:span> asegura que los servicios se inicien automáticamente al arrancar. </text:p>
        </text:list-item>
        <text:list-item>
          <text:p text:style-name="P15">La verificación con <text:span text:style-name="Source_20_Text">curl</text:span> confirma que Apache está respondiendo en el puerto 80. </text:p>
        </text:list-item>
      </text:list>
      <text:p text:style-name="Horizontal_20_Line"/>
      <text:h text:style-name="Heading_20_2" text:outline-level="2">4. Configuración de una zona maestra en el servidor DNS</text:h>
      <text:p text:style-name="Text_20_body"><text:span text:style-name="Strong_20_Emphasis">Objective</text:span>: Configurar una zona maestra <text:span text:style-name="Source_20_Text">zonalpic2.local</text:span> con un registro A para el nombre del host (por ejemplo, <text:span text:style-name="Source_20_Text">servidor</text:span>) y dos registros CNAME (<text:span text:style-name="Source_20_Text">ex201</text:span> y <text:span text:style-name="Source_20_Text">ex202</text:span>) que apunten al registro A.</text:p>
      <text:p text:style-name="Text_20_body"><text:span text:style-name="Strong_20_Emphasis">Pasos</text:span>:</text:p>
      <text:list text:style-name="L7">
        <text:list-item>
          <text:p text:style-name="P18">Configurar la zona maestra en <text:span text:style-name="Source_20_Text">/etc/bind/named.conf.local</text:span>. </text:p>
        </text:list-item>
        <text:list-item>
          <text:p text:style-name="P18">Crear el archivo de zona para <text:span text:style-name="Source_20_Text">zonalpic2.local</text:span>. </text:p>
        </text:list-item>
        <text:list-item>
          <text:p text:style-name="P18">Verificar la sintaxis y reiniciar BIND9. </text:p>
        </text:list-item>
        <text:list-item>
          <text:p text:style-name="P17">Probar la resolución de nombres. </text:p>
        </text:list-item>
      </text:list>
      <text:p text:style-name="Text_20_body"><text:span text:style-name="Strong_20_Emphasis">Comandos</text:span>:</text:p>
      <text:p text:style-name="Preformatted_20_Text"><text:span text:style-name="Source_20_Text"># Editar la configuración de BIND9</text:span></text:p>
      <text:p text:style-name="Preformatted_20_Text"><text:span text:style-name="Source_20_Text">cat &lt;&lt; EOF &gt;&gt; /etc/bind/named.conf.local</text:span></text:p>
      <text:p text:style-name="Preformatted_20_Text"><text:span text:style-name="Source_20_Text">zone "zonalpic2.local" {</text:span></text:p>
      <text:p text:style-name="Preformatted_20_Text"><text:span text:style-name="Source_20_Text"><text:s text:c="4"/>type master;</text:span></text:p>
      <text:p text:style-name="Preformatted_20_Text"><text:span text:style-name="Source_20_Text"><text:s text:c="4"/>file "/etc/bind/db.zonalpic2.local";</text:span></text:p>
      <text:p text:style-name="Preformatted_20_Text"><text:span text:style-name="Source_20_Text">};</text:span></text:p>
      <text:p text:style-name="Preformatted_20_Text"><text:span text:style-name="Source_20_Text">EOF</text:span></text:p>
      <text:p text:style-name="Preformatted_20_Text"/>
      <text:p text:style-name="Preformatted_20_Text"><text:span text:style-name="Source_20_Text"># Crear el archivo de zona</text:span></text:p>
      <text:p text:style-name="Preformatted_20_Text"><text:span text:style-name="Source_20_Text">cat &lt;&lt; EOF &gt; /etc/bind/db.zonalpic2.local</text:span></text:p>
      <text:p text:style-name="Preformatted_20_Text"><text:span text:style-name="Source_20_Text">\$TTL 86400</text:span></text:p>
      <text:p text:style-name="Preformatted_20_Text"><text:span text:style-name="Source_20_Text">@ <text:s text:c="2"/>IN <text:s/>SOA <text:s/>servidor.zonalpic2.local. root.zonalpic2.local. (</text:span></text:p>
      <text:p text:style-name="Preformatted_20_Text"><text:span text:style-name="Source_20_Text"><text:s text:c="10"/>1 <text:s text:c="8"/>; Serial</text:span></text:p>
      <text:p text:style-name="Preformatted_20_Text"><text:span text:style-name="Source_20_Text"><text:s text:c="10"/>604800 <text:s text:c="3"/>; Refresh</text:span></text:p>
      <text:p text:style-name="Preformatted_20_Text"><text:span text:style-name="Source_20_Text"><text:s text:c="10"/>86400 <text:s text:c="4"/>; Retry</text:span></text:p>
      <text:p text:style-name="Preformatted_20_Text"><text:soft-page-break/><text:span text:style-name="Source_20_Text"><text:s text:c="10"/>2419200 <text:s text:c="2"/>; Expire</text:span></text:p>
      <text:p text:style-name="Preformatted_20_Text"><text:span text:style-name="Source_20_Text"><text:s text:c="10"/>86400 ) <text:s text:c="2"/>; Negative Cache TTL</text:span></text:p>
      <text:p text:style-name="Preformatted_20_Text"><text:span text:style-name="Source_20_Text">;</text:span></text:p>
      <text:p text:style-name="Preformatted_20_Text"><text:span text:style-name="Source_20_Text">@ <text:s text:c="6"/>IN <text:s/>NS <text:s text:c="2"/>servidor.zonalpic2.local.</text:span></text:p>
      <text:p text:style-name="Preformatted_20_Text"><text:span text:style-name="Source_20_Text">servidor IN <text:s/>A <text:s text:c="3"/>10.1.1.10</text:span></text:p>
      <text:p text:style-name="Preformatted_20_Text"><text:span text:style-name="Source_20_Text">ex201 <text:s text:c="3"/>IN <text:s/>CNAME servidor</text:span></text:p>
      <text:p text:style-name="Preformatted_20_Text"><text:span text:style-name="Source_20_Text">ex202 <text:s text:c="3"/>IN <text:s/>CNAME servidor</text:span></text:p>
      <text:p text:style-name="Preformatted_20_Text"><text:span text:style-name="Source_20_Text">EOF</text:span></text:p>
      <text:p text:style-name="Preformatted_20_Text"/>
      <text:p text:style-name="Preformatted_20_Text"><text:span text:style-name="Source_20_Text"># Verificar la sintaxis de la configuración</text:span></text:p>
      <text:p text:style-name="Preformatted_20_Text"><text:span text:style-name="Source_20_Text">named-checkconf</text:span></text:p>
      <text:p text:style-name="Preformatted_20_Text"><text:span text:style-name="Source_20_Text">named-checkzone zonalpic2.local /etc/bind/db.zonalpic2.local</text:span></text:p>
      <text:p text:style-name="Preformatted_20_Text"/>
      <text:p text:style-name="Preformatted_20_Text"><text:span text:style-name="Source_20_Text"># Reiniciar BIND9</text:span></text:p>
      <text:p text:style-name="Preformatted_20_Text"><text:span text:style-name="Source_20_Text">systemctl restart named</text:span></text:p>
      <text:p text:style-name="Preformatted_20_Text"/>
      <text:p text:style-name="Preformatted_20_Text"><text:span text:style-name="Source_20_Text"># Verificar resolución de nombres</text:span></text:p>
      <text:p text:style-name="Preformatted_20_Text"><text:span text:style-name="Source_20_Text">dig @localhost servidor.zonalpic2.local</text:span></text:p>
      <text:p text:style-name="Preformatted_20_Text"><text:span text:style-name="Source_20_Text">dig @localhost ex201.zonalpic2.local</text:span></text:p>
      <text:p text:style-name="P3"><text:span text:style-name="Source_20_Text">dig @localhost ex202.zonalpic2.local</text:span></text:p>
      <text:p text:style-name="Text_20_body"><text:span text:style-name="Strong_20_Emphasis">Explicación</text:span>: </text:p>
      <text:list text:style-name="L8">
        <text:list-item>
          <text:p text:style-name="P20">La zona maestra se define en <text:span text:style-name="Source_20_Text">/etc/bind/named.conf.local</text:span>, y el archivo de zona contiene el registro A para <text:span text:style-name="Source_20_Text">servidor</text:span> y los CNAME para <text:span text:style-name="Source_20_Text">ex201</text:span> y <text:span text:style-name="Source_20_Text">ex202</text:span>. </text:p>
        </text:list-item>
        <text:list-item>
          <text:p text:style-name="P20"><text:span text:style-name="Source_20_Text">named-checkconf</text:span> y <text:span text:style-name="Source_20_Text">named-checkzone</text:span> aseguran que no haya errores en la configuración. </text:p>
        </text:list-item>
        <text:list-item>
          <text:p text:style-name="P19"><text:span text:style-name="Source_20_Text">dig</text:span> verifica que los nombres se resuelvan correctamente a <text:span text:style-name="Source_20_Text">10.1.1.10</text:span>. </text:p>
        </text:list-item>
      </text:list>
      <text:p text:style-name="Horizontal_20_Line"/>
      <text:h text:style-name="Heading_20_2" text:outline-level="2">5. Creación de sitios web seguros (HTTPS)</text:h>
      <text:p text:style-name="Text_20_body"><text:span text:style-name="Strong_20_Emphasis">Objetivo</text:span>: Configurar dos sitios web seguros (<text:span text:style-name="Source_20_Text">ex201.zonalpic2.local</text:span> y <text:span text:style-name="Source_20_Text">ex202.zonalpic2.local</text:span>) con HTTPS, usando certificados autofirmados y páginas de inicio personalizadas.</text:p>
      <text:p text:style-name="Text_20_body"><text:span text:style-name="Strong_20_Emphasis">Pasos</text:span>:</text:p>
      <text:list text:style-name="L9">
        <text:list-item>
          <text:p text:style-name="P22">Habilitar el módulo SSL en Apache2 y generar certificados autofirmados. </text:p>
        </text:list-item>
        <text:list-item>
          <text:p text:style-name="P22">Crear directorios y páginas <text:span text:style-name="Source_20_Text">index.html</text:span> para cada sitio. </text:p>
        </text:list-item>
        <text:list-item>
          <text:p text:style-name="P22">Configurar los sitios virtuales para HTTPS. </text:p>
        </text:list-item>
        <text:list-item>
          <text:p text:style-name="P21">Verificar el acceso a los sitios. </text:p>
        </text:list-item>
      </text:list>
      <text:p text:style-name="Text_20_body"><text:span text:style-name="Strong_20_Emphasis">Comandos</text:span>:</text:p>
      <text:p text:style-name="Preformatted_20_Text"><text:span text:style-name="Source_20_Text"># Habilitar módulo SSL en Apache2</text:span></text:p>
      <text:p text:style-name="Preformatted_20_Text"><text:span text:style-name="Source_20_Text">a2enmod ssl</text:span></text:p>
      <text:p text:style-name="Preformatted_20_Text"/>
      <text:p text:style-name="Preformatted_20_Text"><text:span text:style-name="Source_20_Text"># Crear directorios para los sitios</text:span></text:p>
      <text:p text:style-name="Preformatted_20_Text"><text:span text:style-name="Source_20_Text">mkdir -p /var/www/ex201.zonalpic2.local /var/www/ex202.zonalpic2.local</text:span></text:p>
      <text:p text:style-name="Preformatted_20_Text"/>
      <text:p text:style-name="Preformatted_20_Text"><text:span text:style-name="Source_20_Text"># Crear páginas index.html</text:span></text:p>
      <text:p text:style-name="Preformatted_20_Text"><text:span text:style-name="Source_20_Text">echo "ACCESO A ex201.zonalpic2.local" &gt; /var/www/ex201.zonalpic2.local/index.html</text:span></text:p>
      <text:p text:style-name="Preformatted_20_Text"><text:span text:style-name="Source_20_Text">echo "ACCESO A ex202.zonalpic2.local" &gt; /var/www/ex202.zonalpic2.local/index.html</text:span></text:p>
      <text:p text:style-name="Preformatted_20_Text"/>
      <text:p text:style-name="Preformatted_20_Text"><text:soft-page-break/><text:span text:style-name="Source_20_Text"># Generar certificados autofirmados</text:span></text:p>
      <text:p text:style-name="Preformatted_20_Text"><text:span text:style-name="Source_20_Text">openssl req -x509 -nodes -days 365 -newkey rsa:2048 -keyout /etc/ssl/private/ex201.key -out /etc/ssl/certs/ex201.crt -subj "/CN=ex201.zonalpic2.local"</text:span></text:p>
      <text:p text:style-name="Preformatted_20_Text"><text:span text:style-name="Source_20_Text">openssl req -x509 -nodes -days 365 -newkey rsa:2048 -keyout /etc/ssl/private/ex202.key -out /etc/ssl/certs/ex202.crt -subj "/CN=ex202.zonalpic2.local"</text:span></text:p>
      <text:p text:style-name="Preformatted_20_Text"/>
      <text:p text:style-name="Preformatted_20_Text"><text:span text:style-name="Source_20_Text"># Configurar sitios virtuales HTTPS</text:span></text:p>
      <text:p text:style-name="Preformatted_20_Text"><text:span text:style-name="Source_20_Text">cat &lt;&lt; EOF &gt; /etc/apache2/sites-available/ex201.zonalpic2.local.conf</text:span></text:p>
      <text:p text:style-name="Preformatted_20_Text"><text:span text:style-name="Source_20_Text">&lt;VirtualHost *:443&gt;</text:span></text:p>
      <text:p text:style-name="Preformatted_20_Text"><text:span text:style-name="Source_20_Text"><text:s text:c="4"/>ServerName ex201.zonalpic2.local</text:span></text:p>
      <text:p text:style-name="Preformatted_20_Text"><text:span text:style-name="Source_20_Text"><text:s text:c="4"/>DocumentRoot /var/www/ex201.zonalpic2.local</text:span></text:p>
      <text:p text:style-name="Preformatted_20_Text"><text:span text:style-name="Source_20_Text"><text:s text:c="4"/>SSLEngine on</text:span></text:p>
      <text:p text:style-name="Preformatted_20_Text"><text:span text:style-name="Source_20_Text"><text:s text:c="4"/>SSLCertificateFile /etc/ssl/certs/ex201.crt</text:span></text:p>
      <text:p text:style-name="Preformatted_20_Text"><text:span text:style-name="Source_20_Text"><text:s text:c="4"/>SSLCertificateKeyFile /etc/ssl/private/ex201.key</text:span></text:p>
      <text:p text:style-name="Preformatted_20_Text"><text:span text:style-name="Source_20_Text">&lt;/VirtualHost&gt;</text:span></text:p>
      <text:p text:style-name="Preformatted_20_Text"><text:span text:style-name="Source_20_Text">EOF</text:span></text:p>
      <text:p text:style-name="Preformatted_20_Text"/>
      <text:p text:style-name="Preformatted_20_Text"><text:span text:style-name="Source_20_Text">cat &lt;&lt; EOF &gt; /etc/apache2/sites-available/ex202.zonalpic2.local.conf</text:span></text:p>
      <text:p text:style-name="Preformatted_20_Text"><text:span text:style-name="Source_20_Text">&lt;VirtualHost *:443&gt;</text:span></text:p>
      <text:p text:style-name="Preformatted_20_Text"><text:span text:style-name="Source_20_Text"><text:s text:c="4"/>ServerName ex202.zonalpic2.local</text:span></text:p>
      <text:p text:style-name="Preformatted_20_Text"><text:span text:style-name="Source_20_Text"><text:s text:c="4"/>DocumentRoot /var/www/ex202.zonalpic2.local</text:span></text:p>
      <text:p text:style-name="Preformatted_20_Text"><text:span text:style-name="Source_20_Text"><text:s text:c="4"/>SSLEngine on</text:span></text:p>
      <text:p text:style-name="Preformatted_20_Text"><text:span text:style-name="Source_20_Text"><text:s text:c="4"/>SSLCertificateFile /etc/ssl/certs/ex202.crt</text:span></text:p>
      <text:p text:style-name="Preformatted_20_Text"><text:span text:style-name="Source_20_Text"><text:s text:c="4"/>SSLCertificateKeyFile /etc/ssl/private/ex202.key</text:span></text:p>
      <text:p text:style-name="Preformatted_20_Text"><text:span text:style-name="Source_20_Text">&lt;/VirtualHost&gt;</text:span></text:p>
      <text:p text:style-name="Preformatted_20_Text"><text:span text:style-name="Source_20_Text">EOF</text:span></text:p>
      <text:p text:style-name="Preformatted_20_Text"/>
      <text:p text:style-name="Preformatted_20_Text"><text:span text:style-name="Source_20_Text"># Habilitar los sitios</text:span></text:p>
      <text:p text:style-name="Preformatted_20_Text"><text:span text:style-name="Source_20_Text">a2ensite ex201.zonalpic2.local.conf</text:span></text:p>
      <text:p text:style-name="Preformatted_20_Text"><text:span text:style-name="Source_20_Text">a2ensite ex202.zonalpic2.local.conf</text:span></text:p>
      <text:p text:style-name="Preformatted_20_Text"/>
      <text:p text:style-name="Preformatted_20_Text"><text:span text:style-name="Source_20_Text"># Reiniciar Apache2</text:span></text:p>
      <text:p text:style-name="Preformatted_20_Text"><text:span text:style-name="Source_20_Text">systemctl restart apache2</text:span></text:p>
      <text:p text:style-name="Preformatted_20_Text"/>
      <text:p text:style-name="Preformatted_20_Text"><text:span text:style-name="Source_20_Text"># Verificar acceso a los sitios</text:span></text:p>
      <text:p text:style-name="Preformatted_20_Text"><text:span text:style-name="Source_20_Text">curl -k https://ex201.zonalpic2.local</text:span></text:p>
      <text:p text:style-name="P3"><text:span text:style-name="Source_20_Text">curl -k https://ex202.zonalpic2.local</text:span></text:p>
      <text:p text:style-name="Text_20_body"><text:span text:style-name="Strong_20_Emphasis">Explicación</text:span>: </text:p>
      <text:list text:style-name="L10">
        <text:list-item>
          <text:p text:style-name="P24">Se habilita el módulo SSL y se generan certificados autofirmados para cada sitio con <text:span text:style-name="Source_20_Text">openssl</text:span>. </text:p>
        </text:list-item>
        <text:list-item>
          <text:p text:style-name="P24">Los sitios virtuales se configuran para usar HTTPS en el puerto 443, con los certificados correspondientes. </text:p>
        </text:list-item>
        <text:list-item>
          <text:p text:style-name="P24">Las páginas <text:span text:style-name="Source_20_Text">index.html</text:span> contienen el texto solicitado. </text:p>
        </text:list-item>
        <text:list-item>
          <text:p text:style-name="P24"><text:span text:style-name="Source_20_Text">curl -k</text:span> (ignorando errores de certificado) verifica que los sitios responden correctamente. </text:p>
        </text:list-item>
        <text:list-item>
          <text:p text:style-name="P23">Nota: Para pruebas en un navegador, asegúrese de que <text:span text:style-name="Source_20_Text">/etc/hosts</text:span> en el cliente incluya <text:span text:style-name="Source_20_Text">10.1.1.10 ex201.zonalpic2.local ex202.zonalpic2.local</text:span>. </text:p>
        </text:list-item>
      </text:list>
      <text:p text:style-name="Horizontal_20_Line"/>
      <text:h text:style-name="Heading_20_2" text:outline-level="2">Notas Finales</text:h>
      <text:list text:style-name="L11">
        <text:list-item>
          <text:p text:style-name="P26">Todos los comandos deben ejecutarse con privilegios de root o usando <text:span text:style-name="Source_20_Text">sudo</text:span>. </text:p>
        </text:list-item>
        <text:list-item>
          <text:p text:style-name="P26"><text:soft-page-break/>Las verificaciones (<text:span text:style-name="Source_20_Text">ip addr</text:span>, <text:span text:style-name="Source_20_Text">dig</text:span>, <text:span text:style-name="Source_20_Text">curl</text:span>, etc.) confirman que cada paso funciona correctamente. </text:p>
        </text:list-item>
        <text:list-item>
          <text:p text:style-name="P26">Si se encuentran errores (por ejemplo, puertos ocupados o configuraciones incorrectas), use <text:span text:style-name="Source_20_Text">journalctl -u &lt;servicio&gt;</text:span> para diagnosticar. </text:p>
        </text:list-item>
        <text:list-item>
          <text:p text:style-name="P25">La configuración es persistente tras reinicios, gracias a <text:span text:style-name="Source_20_Text">systemctl enable</text:span> y las configuraciones en archivos como <text:s/><text:span text:style-name="Source_20_Text">/etc/network/interfaces</text:span>. 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20:39:42.053583036</meta:creation-date>
    <dc:date>2025-07-20T13:03:11.315159541</dc:date>
    <meta:editing-duration>PT12M16S</meta:editing-duration>
    <meta:editing-cycles>3</meta:editing-cycles>
    <meta:generator>LibreOffice/24.2.2.2$Linux_X86_64 LibreOffice_project/d56cc158d8a96260b836f100ef4b4ef25d6f1a01</meta:generator>
    <meta:document-statistic meta:table-count="0" meta:image-count="0" meta:object-count="0" meta:page-count="6" meta:paragraph-count="177" meta:word-count="1118" meta:character-count="8248" meta:non-whitespace-character-count="7140"/>
  </office:meta>
</office:document-meta>
</file>